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Calibri, Verdana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7a7" officeooo:paragraph-rsid="000ea7a7"/>
    </style:style>
    <style:style style:name="P2" style:family="paragraph" style:parent-style-name="Standard">
      <style:text-properties officeooo:rsid="00101e30" officeooo:paragraph-rsid="00101e30"/>
    </style:style>
    <style:style style:name="P3" style:family="paragraph" style:parent-style-name="Standard">
      <style:text-properties officeooo:rsid="00101e30" officeooo:paragraph-rsid="00175269"/>
    </style:style>
    <style:style style:name="P4" style:family="paragraph" style:parent-style-name="Standard" style:list-style-name="L1">
      <style:text-properties officeooo:rsid="000ea7a7" officeooo:paragraph-rsid="000ea7a7"/>
    </style:style>
    <style:style style:name="P5" style:family="paragraph" style:parent-style-name="Standard" style:list-style-name="L2">
      <style:text-properties officeooo:rsid="000ea7a7" officeooo:paragraph-rsid="000ea7a7"/>
    </style:style>
    <style:style style:name="P6" style:family="paragraph" style:parent-style-name="Standard" style:list-style-name="L2">
      <style:text-properties officeooo:rsid="000ea7a7" officeooo:paragraph-rsid="001415da"/>
    </style:style>
    <style:style style:name="P7" style:family="paragraph" style:parent-style-name="Standard" style:list-style-name="L2">
      <style:text-properties officeooo:rsid="000ea7a7" officeooo:paragraph-rsid="00177e66"/>
    </style:style>
    <style:style style:name="P8" style:family="paragraph" style:parent-style-name="Standard" style:list-style-name="L2">
      <style:text-properties officeooo:rsid="000ea7a7" officeooo:paragraph-rsid="0017e8a5"/>
    </style:style>
    <style:style style:name="P9" style:family="paragraph" style:parent-style-name="Standard" style:list-style-name="L2">
      <style:text-properties fo:font-weight="bold" officeooo:rsid="000ea7a7" officeooo:paragraph-rsid="0017e8a5" style:font-weight-asian="bold" style:font-weight-complex="bold"/>
    </style:style>
    <style:style style:name="P10" style:family="paragraph" style:parent-style-name="Standard">
      <style:text-properties fo:font-weight="bold" officeooo:rsid="0017e8a5" officeooo:paragraph-rsid="0017e8a5" style:font-weight-asian="bold" style:font-weight-complex="bold"/>
    </style:style>
    <style:style style:name="P11" style:family="paragraph" style:parent-style-name="Standard" style:list-style-name="L2">
      <style:text-properties officeooo:rsid="00101e30" officeooo:paragraph-rsid="00101e30"/>
    </style:style>
    <style:style style:name="P12" style:family="paragraph" style:parent-style-name="Standard" style:list-style-name="L3">
      <style:text-properties officeooo:rsid="00101e30" officeooo:paragraph-rsid="00101e30"/>
    </style:style>
    <style:style style:name="P13" style:family="paragraph" style:parent-style-name="Standard" style:list-style-name="L3">
      <style:text-properties officeooo:rsid="00101e30" officeooo:paragraph-rsid="0017e8a5"/>
    </style:style>
    <style:style style:name="P14" style:family="paragraph" style:parent-style-name="Standard" style:list-style-name="L3">
      <style:text-properties officeooo:rsid="0010c902" officeooo:paragraph-rsid="0010c902"/>
    </style:style>
    <style:style style:name="P15" style:family="paragraph" style:parent-style-name="Standard" style:list-style-name="L3">
      <style:text-properties officeooo:rsid="0010c902" officeooo:paragraph-rsid="0017e8a5"/>
    </style:style>
    <style:style style:name="P16" style:family="paragraph" style:parent-style-name="Standard">
      <style:text-properties fo:color="#000000" loext:opacity="100%" fo:font-size="10pt" officeooo:rsid="00175269" officeooo:paragraph-rsid="00175269" style:font-size-asian="10pt" style:font-size-complex="10pt"/>
    </style:style>
    <style:style style:name="P17" style:family="paragraph" style:parent-style-name="Standard" style:list-style-name="L2">
      <style:text-properties officeooo:rsid="00177e66" officeooo:paragraph-rsid="00177e66"/>
    </style:style>
    <style:style style:name="P18" style:family="paragraph" style:parent-style-name="Standard" style:list-style-name="L2">
      <style:text-properties officeooo:rsid="0017e8a5" officeooo:paragraph-rsid="0017e8a5"/>
    </style:style>
    <style:style style:name="T1" style:family="text">
      <style:text-properties officeooo:rsid="00101e30"/>
    </style:style>
    <style:style style:name="T2" style:family="text">
      <style:text-properties officeooo:rsid="001415da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Open Sans" fo:font-size="10pt" fo:letter-spacing="normal" fo:font-style="normal" style:text-underline-style="none" fo:font-weight="normal" style:text-blinking="false" fo:background-color="#ffffff" loext:char-shading-value="0" style:font-size-asian="10pt" style:font-size-complex="10pt" loext:padding="0cm" loext:border="none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officeooo:rsid="00177e66"/>
    </style:style>
    <style:style style:name="T6" style:family="text">
      <style:text-properties fo:font-weight="bold" officeooo:rsid="00177e66" style:font-weight-asian="bold" style:font-weight-complex="bold"/>
    </style:style>
    <style:style style:name="T7" style:family="text">
      <style:text-properties officeooo:rsid="0017e8a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3741250" text:style-name="L1">
        <text:list-header>
          <text:p text:style-name="P4">Digitalização da propriedades</text:p>
        </text:list-header>
      </text:list>
      <text:p text:style-name="P1"/>
      <text:list xml:id="list1620074382" text:style-name="L2">
        <text:list-item>
          <text:p text:style-name="P5">Carlos acessa <text:span text:style-name="T7">plataforma Propytech</text:span> e solicita a digitalização de um imóvel de sua propriedade <text:span text:style-name="T7">já cadastrado e com ID.</text:span></text:p>
        </text:list-item>
        <text:list-item>
          <text:p text:style-name="P8">Uma escritura pública de permuta é preparada, através da qual a <text:span text:style-name="T7">Propytech</text:span> receberá a propriedade do imóvel <text:span text:style-name="T7">PERMUTADA </text:span>que se transformará em propriedade digital.</text:p>
        </text:list-item>
        <text:list-item>
          <text:p text:style-name="P5">Carlos recolhe o ITBI e os custos da escritura <text:span text:style-name="T2">n</text:span>o tabelionato.</text:p>
        </text:list-item>
        <text:list-item>
          <text:p text:style-name="P8">Carlos e a <text:span text:style-name="T7">Propytech</text:span> assinam escritura de permuta.</text:p>
        </text:list-item>
        <text:list-item>
          <text:p text:style-name="P5">Carlos recolhe os custos do registro da escritura na matrícula.</text:p>
        </text:list-item>
        <text:list-item>
          <text:p text:style-name="P6">A propriedade digital é registrada na rede blockchain.</text:p>
        </text:list-item>
        <text:list-item>
          <text:p text:style-name="P17">Carlos recebe créditos em tokens pela propriedade digitalizada e registrada através de um hash na blockchain.</text:p>
        </text:list-item>
        <text:list-item>
          <text:p text:style-name="P9">O registro <text:span text:style-name="T5">(Link blockchain da transação) é registrado </text:span>na matrícula <text:span text:style-name="T5">PHYGITAL </text:span>é confeccionado no RI confirmando a <text:span text:style-name="T7">Propytech</text:span> como proprietária.</text:p>
        </text:list-item>
        <text:list-item>
          <text:p text:style-name="P8">Carlos se torna o proprietário digital do imóvel no <text:span text:style-name="T7">Propytech através de tokens</text:span>.</text:p>
        </text:list-item>
      </text:list>
      <text:p text:style-name="P10">Venda»</text:p>
      <text:list xml:id="list101835582181433" text:continue-numbering="true" text:style-name="L2">
        <text:list-item>
          <text:p text:style-name="P7"><text:span text:style-name="T5">A</text:span><text:span text:style-name="T2">través </text:span><text:s/><text:span text:style-name="T7">P</text:span><text:span text:style-name="T1">ropy</text:span><text:span text:style-name="T5">tech </text:span><text:span text:style-name="T1">Pedro (</text:span><text:span text:style-name="T2">depois</text:span><text:span text:style-name="T1"> KYC + AML </text:span><text:span text:style-name="T7">curadoria interna </text:span><text:span text:style-name="T1">), </text:span><text:span text:style-name="T5">consulta propriedade </text:span><text:span text:style-name="T6">PHYGITAL para comprar.</text:span></text:p>
        </text:list-item>
        <text:list-item>
          <text:p text:style-name="P11">Transação pode ser recusada pela curadoria ou confirmada pelo monitoramento.</text:p>
        </text:list-item>
        <text:list-item>
          <text:p text:style-name="P17">Confirmada pela <text:span text:style-name="T7">curadoria P</text:span>ropytech.</text:p>
        </text:list-item>
        <text:list-item>
          <text:p text:style-name="P17">Confeccionado contrato inteligente do NFT <text:span text:style-name="T7">da propriedade.</text:span></text:p>
        </text:list-item>
        <text:list-item>
          <text:p text:style-name="P18">Satisfeitos os acordos do contrato inteligente.</text:p>
        </text:list-item>
        <text:list-item>
          <text:p text:style-name="P11">O <text:span text:style-name="T7">NFT do </text:span>imóvel passa para a carteira digital de Pedro.</text:p>
        </text:list-item>
      </text:list>
      <text:p text:style-name="P2"/>
      <text:p text:style-name="P2">Extinção da Propriedade Digital »</text:p>
      <text:p text:style-name="P2"/>
      <text:list xml:id="list3251075788" text:style-name="L3">
        <text:list-item>
          <text:p text:style-name="P12">Pedro configurad<text:span text:style-name="T7">o</text:span> como proprietário digital solicita para o <text:span text:style-name="T7">Prop</text:span>y<text:span text:style-name="T7">tech</text:span> o Registro de propriedade do imóvel no RI. </text:p>
        </text:list-item>
        <text:list-item>
          <text:p text:style-name="P13">A transação ocorre ao inverso daquela realizada. Pedro transfere para <text:span text:style-name="T7">Prop</text:span>y<text:span text:style-name="T7">tech</text:span> o token representativo da propriedade digital.</text:p>
        </text:list-item>
        <text:list-item>
          <text:p text:style-name="P15">A <text:span text:style-name="T7">Prop</text:span><text:span text:style-name="T1">y</text:span><text:span text:style-name="T7">tech</text:span>, por sua vez, realiza a transferência através de uma escritura pública de permuta.</text:p>
        </text:list-item>
        <text:list-item>
          <text:p text:style-name="P14">Registros concluídos (Registro de Imóveis e Blockchain), o ex titular da propriedade digital<text:span text:style-name="T7">( Pedro)</text:span> adquire o imóvel pelo registro da escritura. </text:p>
        </text:list-item>
        <text:list-item>
          <text:p text:style-name="P15"><text:span text:style-name="T7">A</text:span> <text:span text:style-name="T7">Prop</text:span><text:span text:style-name="T1">y</text:span><text:span text:style-name="T7">tech</text:span> realiza a transação no blockchain recebendo o token e esse é “queimado”, concluindo operação.</text:p>
        </text:list-item>
      </text:list>
      <text:p text:style-name="P2"/>
      <text:p text:style-name="P2"/>
      <text:p text:style-name="P3"><text:a xlink:type="simple" xlink:href="https://www.tjrs.jus.br/static/2021/11/Provimento-038-2021-CGJ.pdf" office:target-frame-name="_blank" xlink:show="new" text:style-name="Internet_20_link" text:visited-style-name="Visited_20_Internet_20_Link"><text:span text:style-name="T3">https://www.tjrs.jus.br/static/2021/11/Provimento-038-2021-CGJ.pdf</text:span></text:a><text:span text:style-name="T4"> <text:s/></text:span></text:p>
      <text:p text:style-name="P16">com base no</text:p>
      <text:p text:style-name="P16"><text:s/>https://atos.cnj.jus.br/atos/detalhar/302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Calibri, Verdana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0T06:30:36.821000000</meta:creation-date>
    <dc:date>2024-01-05T10:18:34.090000000</dc:date>
    <meta:editing-duration>PT28M36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6" meta:word-count="303" meta:character-count="2035" meta:non-whitespace-character-count="1773"/>
  </office:meta>
</office:document-meta>
</file>